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Arial Unicode MS1" svg:font-family="'Arial Unicode MS'"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language="en" fo:country="US" officeooo:paragraph-rsid="01048e91"/>
    </style:style>
    <style:style style:name="P2" style:family="paragraph" style:parent-style-name="Preformatted_20_Text">
      <style:paragraph-properties fo:text-align="start" style:justify-single-word="false"/>
      <style:text-properties fo:language="en" fo:country="US"/>
    </style:style>
    <style:style style:name="P3" style:family="paragraph" style:parent-style-name="Preformatted_20_Text">
      <style:paragraph-properties fo:text-align="start" style:justify-single-word="false"/>
      <style:text-properties fo:language="en" fo:country="US" officeooo:paragraph-rsid="00d22eff"/>
    </style:style>
    <style:style style:name="P4" style:family="paragraph" style:parent-style-name="Preformatted_20_Text">
      <style:text-properties fo:language="en" fo:country="US" officeooo:paragraph-rsid="00d22eff"/>
    </style:style>
    <style:style style:name="P5" style:family="paragraph" style:parent-style-name="Preformatted_20_Text">
      <style:text-properties fo:language="en" fo:country="US" officeooo:rsid="003392a6" officeooo:paragraph-rsid="00d22eff"/>
    </style:style>
    <style:style style:name="P6" style:family="paragraph" style:parent-style-name="Preformatted_20_Text">
      <style:paragraph-properties fo:text-align="center" style:justify-single-word="false"/>
      <style:text-properties fo:language="en" fo:country="US" officeooo:rsid="0036547e" officeooo:paragraph-rsid="00d22eff"/>
    </style:style>
    <style:style style:name="P7" style:family="paragraph" style:parent-style-name="Index">
      <style:text-properties fo:language="en" fo:country="US"/>
    </style:style>
    <style:style style:name="P8" style:family="paragraph" style:parent-style-name="Text_20_body">
      <style:text-properties officeooo:paragraph-rsid="0083473d"/>
    </style:style>
    <style:style style:name="P9" style:family="paragraph" style:parent-style-name="Text_20_body">
      <style:text-properties officeooo:paragraph-rsid="008468f9"/>
    </style:style>
    <style:style style:name="P10" style:family="paragraph" style:parent-style-name="Code">
      <style:paragraph-properties fo:margin-left="0cm" fo:margin-right="0cm" fo:text-indent="0cm" style:auto-text-indent="false" fo:break-before="page"/>
      <style:text-properties officeooo:rsid="009180cf" officeooo:paragraph-rsid="009180cf"/>
    </style:style>
    <style:style style:name="P11" style:family="paragraph" style:parent-style-name="Text_20_body">
      <style:paragraph-properties fo:margin-left="0cm" fo:margin-right="0cm" fo:text-indent="0cm" style:auto-text-indent="false"/>
      <style:text-properties fo:language="en" fo:country="US" officeooo:paragraph-rsid="00d22eff"/>
    </style:style>
    <style:style style:name="P12" style:family="paragraph" style:parent-style-name="Code">
      <style:text-properties fo:language="en" fo:country="US" officeooo:rsid="0083473d" officeooo:paragraph-rsid="0083473d"/>
    </style:style>
    <style:style style:name="P13" style:family="paragraph" style:parent-style-name="Code">
      <style:text-properties fo:language="en" fo:country="US" officeooo:rsid="00a0f9a6" officeooo:paragraph-rsid="00a0f9a6"/>
    </style:style>
    <style:style style:name="P14" style:family="paragraph" style:parent-style-name="Code">
      <style:text-properties fo:language="en" fo:country="US" style:text-underline-style="none" officeooo:rsid="00a0f9a6" officeooo:paragraph-rsid="00a0f9a6"/>
    </style:style>
    <style:style style:name="P15" style:family="paragraph" style:parent-style-name="Code">
      <style:text-properties fo:language="en" fo:country="US" style:text-underline-style="none" officeooo:rsid="00c1a576" officeooo:paragraph-rsid="00c1a576"/>
    </style:style>
    <style:style style:name="P16" style:family="paragraph" style:parent-style-name="Code">
      <style:text-properties fo:language="en" fo:country="US" officeooo:paragraph-rsid="00fe758b"/>
    </style:style>
    <style:style style:name="P17" style:family="paragraph" style:parent-style-name="Code">
      <style:text-properties officeooo:rsid="009180cf" officeooo:paragraph-rsid="009180cf"/>
    </style:style>
    <style:style style:name="P18" style:family="paragraph" style:parent-style-name="Code">
      <style:text-properties officeooo:rsid="01054c91" officeooo:paragraph-rsid="01054c91"/>
    </style:style>
    <style:style style:name="P19" style:family="paragraph" style:parent-style-name="Code">
      <style:text-properties officeooo:rsid="01054c91" officeooo:paragraph-rsid="0107026a"/>
    </style:style>
    <style:style style:name="P20" style:family="paragraph" style:parent-style-name="Code">
      <style:text-properties officeooo:rsid="01054c91" officeooo:paragraph-rsid="0108af44"/>
    </style:style>
    <style:style style:name="P21" style:family="paragraph" style:parent-style-name="Code">
      <style:paragraph-properties fo:break-before="page"/>
    </style:style>
    <style:style style:name="P22" style:family="paragraph" style:parent-style-name="Code">
      <loext:graphic-properties draw:fill="none"/>
      <style:paragraph-properties fo:margin-left="1.499cm" fo:margin-right="0cm" fo:margin-top="0cm" fo:margin-bottom="0cm" loext:contextual-spacing="false" fo:line-height="100%" fo:text-indent="0cm" style:auto-text-indent="false" fo:background-color="transparent" style:writing-mode="page"/>
      <style:text-properties fo:language="en" fo:country="US" style:text-underline-style="none" officeooo:rsid="00a0f9a6" officeooo:paragraph-rsid="00a0f9a6"/>
    </style:style>
    <style:style style:name="P23" style:family="paragraph" style:parent-style-name="Code" style:master-page-name="">
      <loext:graphic-properties draw:fill="none"/>
      <style:paragraph-properties fo:margin-left="1.499cm" fo:margin-right="0cm" fo:margin-top="0cm" fo:margin-bottom="0cm" loext:contextual-spacing="false" fo:line-height="100%" fo:text-indent="0cm" style:auto-text-indent="false" style:page-number="auto" fo:background-color="transparent" style:writing-mode="page"/>
      <style:text-properties fo:language="en" fo:country="US" officeooo:rsid="00a0f9a6" officeooo:paragraph-rsid="00a0f9a6"/>
    </style:style>
    <style:style style:name="P24" style:family="paragraph" style:parent-style-name="Code" style:master-page-name="">
      <loext:graphic-properties draw:fill="none"/>
      <style:paragraph-properties fo:margin-left="1.499cm" fo:margin-right="0cm" fo:margin-top="0cm" fo:margin-bottom="0cm" loext:contextual-spacing="false" fo:line-height="100%" fo:text-indent="0cm" style:auto-text-indent="false" style:page-number="auto" fo:background-color="transparent" style:writing-mode="page"/>
      <style:text-properties fo:language="en" fo:country="US" style:text-underline-style="none" officeooo:rsid="00c1a576" officeooo:paragraph-rsid="00c1a576"/>
    </style:style>
    <style:style style:name="P25" style:family="paragraph" style:parent-style-name="Text_20_body">
      <style:text-properties fo:language="en" fo:country="US" officeooo:rsid="009642cd" officeooo:paragraph-rsid="009c2520"/>
    </style:style>
    <style:style style:name="P26" style:family="paragraph" style:parent-style-name="Text_20_body">
      <style:text-properties fo:language="en" fo:country="US" officeooo:rsid="0108e732" officeooo:paragraph-rsid="01124531"/>
    </style:style>
    <style:style style:name="P27" style:family="paragraph" style:parent-style-name="Text_20_body">
      <style:text-properties fo:language="en" fo:country="US" officeooo:rsid="010f9b5c" officeooo:paragraph-rsid="01124531"/>
    </style:style>
    <style:style style:name="P28" style:family="paragraph" style:parent-style-name="Text_20_body" style:list-style-name="Enum-Appendix_20_1"/>
    <style:style style:name="P29" style:family="paragraph" style:parent-style-name="Text_20_body">
      <style:text-properties officeooo:rsid="010ad301" officeooo:paragraph-rsid="010ad301"/>
    </style:style>
    <style:style style:name="P30" style:family="paragraph" style:parent-style-name="Text_20_body">
      <style:text-properties officeooo:rsid="010bc2c9" officeooo:paragraph-rsid="010bc2c9"/>
    </style:style>
    <style:style style:name="P31" style:family="paragraph" style:parent-style-name="Text_20_body">
      <style:text-properties officeooo:rsid="010cb7b2" officeooo:paragraph-rsid="010cb7b2"/>
    </style:style>
    <style:style style:name="P32" style:family="paragraph" style:parent-style-name="Text_20_body">
      <style:text-properties officeooo:rsid="010dfbf9" officeooo:paragraph-rsid="010dfbf9"/>
    </style:style>
    <style:style style:name="P33" style:family="paragraph" style:parent-style-name="Text_20_body">
      <style:paragraph-properties fo:margin-left="0cm" fo:margin-right="0cm" fo:text-indent="0cm" style:auto-text-indent="false"/>
      <style:text-properties fo:language="en" fo:country="US" officeooo:rsid="010f9b5c" officeooo:paragraph-rsid="01124531"/>
    </style:style>
    <style:style style:name="P34" style:family="paragraph" style:parent-style-name="Preformatted_20_Text">
      <style:text-properties fo:language="en" fo:country="US" officeooo:paragraph-rsid="00d22eff"/>
    </style:style>
    <style:style style:name="P35" style:family="paragraph" style:parent-style-name="Preformatted_20_Text" style:master-page-name="First_20_Page">
      <style:paragraph-properties fo:text-align="center" style:justify-single-word="false" style:page-number="auto"/>
      <style:text-properties fo:language="en" fo:country="US" officeooo:rsid="0036547e" officeooo:paragraph-rsid="00d22eff"/>
    </style:style>
    <style:style style:name="P36" style:family="paragraph" style:parent-style-name="Heading_20_1">
      <style:text-properties fo:language="en" fo:country="US"/>
    </style:style>
    <style:style style:name="P37" style:family="paragraph" style:parent-style-name="Heading_20_1">
      <style:text-properties officeooo:paragraph-rsid="008206d6"/>
    </style:style>
    <style:style style:name="P38" style:family="paragraph" style:parent-style-name="Heading_20_1">
      <style:text-properties officeooo:rsid="010ad301" officeooo:paragraph-rsid="010ad301"/>
    </style:style>
    <style:style style:name="P39" style:family="paragraph" style:parent-style-name="Heading_20_1">
      <style:paragraph-properties fo:break-before="page"/>
      <style:text-properties fo:language="en" fo:country="US"/>
    </style:style>
    <style:style style:name="P40" style:family="paragraph" style:parent-style-name="Heading_20_1">
      <style:paragraph-properties fo:break-before="page"/>
      <style:text-properties officeooo:rsid="008206d6" officeooo:paragraph-rsid="008206d6"/>
    </style:style>
    <style:style style:name="P41" style:family="paragraph" style:parent-style-name="Contents_20_Heading">
      <style:paragraph-properties fo:break-before="page"/>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7cm" style:type="right" style:leader-style="dotted" style:leader-text="."/>
        </style:tab-stops>
      </style:paragraph-properties>
    </style:style>
    <style:style style:name="P44" style:family="paragraph" style:parent-style-name="Heading_20_2">
      <style:text-properties fo:language="en" fo:country="US"/>
    </style:style>
    <style:style style:name="P45" style:family="paragraph" style:parent-style-name="Appendix" style:list-style-name="Enum-Appendix_20_1">
      <style:paragraph-properties fo:break-before="page"/>
      <style:text-properties officeooo:paragraph-rsid="01034ae7"/>
    </style:style>
    <style:style style:name="P46" style:family="paragraph" style:parent-style-name="Appendix" style:list-style-name="Enum-Appendix_20_1">
      <style:paragraph-properties fo:break-before="page"/>
      <style:text-properties officeooo:paragraph-rsid="0100c12b"/>
    </style:style>
    <style:style style:name="P47" style:family="paragraph" style:parent-style-name="Appendix2" style:list-style-name="Enum-Appendix_20_2">
      <style:text-properties officeooo:paragraph-rsid="0100288c"/>
    </style:style>
    <style:style style:name="P48" style:family="paragraph" style:parent-style-name="Appendix2" style:list-style-name="Enum-Appendix_20_2">
      <style:text-properties officeooo:rsid="0100288c" officeooo:paragraph-rsid="0100288c"/>
    </style:style>
    <style:style style:name="T1" style:family="text">
      <style:text-properties officeooo:rsid="00fe758b"/>
    </style:style>
    <style:style style:name="T2" style:family="text">
      <style:text-properties officeooo:rsid="003392a6"/>
    </style:style>
    <style:style style:name="T3" style:family="text">
      <style:text-properties officeooo:rsid="001d1a43"/>
    </style:style>
    <style:style style:name="T4" style:family="text">
      <style:text-properties officeooo:rsid="006ccc1e"/>
    </style:style>
    <style:style style:name="T5" style:family="text">
      <style:text-properties fo:language="en" fo:country="US"/>
    </style:style>
    <style:style style:name="T6" style:family="text">
      <style:text-properties fo:language="en" fo:country="US" officeooo:rsid="00fe758b"/>
    </style:style>
    <style:style style:name="T7" style:family="text">
      <style:text-properties fo:language="en" fo:country="US" officeooo:rsid="0083473d"/>
    </style:style>
    <style:style style:name="T8" style:family="text">
      <style:text-properties fo:language="en" fo:country="US" officeooo:rsid="01034ae7"/>
    </style:style>
    <style:style style:name="T9" style:family="text">
      <style:text-properties officeooo:rsid="008206d6"/>
    </style:style>
    <style:style style:name="T10" style:family="text">
      <style:text-properties officeooo:rsid="00a1c76f"/>
    </style:style>
    <style:style style:name="T11" style:family="text">
      <style:text-properties officeooo:rsid="00a3568f"/>
    </style:style>
    <style:style style:name="T12" style:family="text">
      <style:text-properties style:text-underline-style="none"/>
    </style:style>
    <style:style style:name="T13" style:family="text">
      <style:text-properties fo:font-style="normal" style:font-style-asian="normal" style:font-style-complex="normal"/>
    </style:style>
    <style:style style:name="T14" style:family="text">
      <style:text-properties officeooo:rsid="0100c12b"/>
    </style:style>
    <style:style style:name="T15" style:family="text">
      <style:text-properties officeooo:rsid="0105e1c9"/>
    </style:style>
    <style:style style:name="T16" style:family="text">
      <style:text-properties officeooo:rsid="010bc2c9"/>
    </style:style>
    <style:style style:name="T17" style:family="text">
      <style:text-properties officeooo:rsid="010eedba"/>
    </style:style>
    <style:style style:name="T18" style:family="text">
      <style:text-properties officeooo:rsid="010f9b5c"/>
    </style:style>
    <style:style style:name="T19" style:family="text">
      <style:text-properties officeooo:rsid="0112453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6">Lorem ipsum dolor sit amet </text:p>
      <text:p text:style-name="P6"/>
      <text:p text:style-name="P6"/>
      <text:p text:style-name="P11"><text:bookmark-start text:name="__RefHeading___Toc229_1981995227"/>Abstract<text:bookmark-end text:name="__RefHeading___Toc229_1981995227"/></text:p>
      <text:p text:style-name="P26">This documentation describes the library <text:span text:style-name="T19">EasyComLib</text:span> and the protocol used by she. This library allow the easy use of com<text:span text:style-name="T17">m</text:span>unications over local networks, free from worries with IP addresses and port numbers.</text:p>
      <text:p text:style-name="P33"><text:span text:style-name="T19">EasyComLib</text:span> etimology</text:p>
      <text:p text:style-name="P27"><text:span text:style-name="T19">EasyComLib</text:span> is the verbal contraction of <text:span text:style-name="T19">Easy Communication Library.</text:span></text:p>
      <text:table-of-content text:style-name="Sect1" text:name="Índice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41">Table of contents</text:p>
          </text:index-title>
          <text:p text:style-name="P42"><text:a xlink:type="simple" xlink:href="#__RefHeading___Toc65_3528891898" text:style-name="Index_20_Link" text:visited-style-name="Index_20_Link">1. Introduction<text:tab/>3</text:a></text:p>
          <text:p text:style-name="P43"><text:a xlink:type="simple" xlink:href="#__RefHeading___Toc67_3528891898" text:style-name="Index_20_Link" text:visited-style-name="Index_20_Link">1.1. Background<text:tab/>3</text:a></text:p>
          <text:p text:style-name="P42"><text:a xlink:type="simple" xlink:href="#__RefHeading___Toc447_2485607388" text:style-name="Index_20_Link" text:visited-style-name="Index_20_Link">2. Acronyms used in this document<text:tab/>3</text:a></text:p>
          <text:p text:style-name="P42"><text:a xlink:type="simple" xlink:href="#__RefHeading___Toc2194_2722846229" text:style-name="Index_20_Link" text:visited-style-name="Index_20_Link">3. Protocol for instances localization<text:tab/>3</text:a></text:p>
          <text:p text:style-name="P43"><text:a xlink:type="simple" xlink:href="#__RefHeading___Toc447_1430105619" text:style-name="Index_20_Link" text:visited-style-name="Index_20_Link">3.1. UDP pack fields<text:tab/>3</text:a></text:p>
          <text:p text:style-name="P42"><text:a xlink:type="simple" xlink:href="#__RefHeading___Toc954_1928384446" text:style-name="Index_20_Link" text:visited-style-name="Index_20_Link">4. Document history<text:tab/>4</text:a></text:p>
          <text:p text:style-name="P42"><text:a xlink:type="simple" xlink:href="#__RefHeading___Toc947_1928384446" text:style-name="Index_20_Link" text:visited-style-name="Index_20_Link">5. References<text:tab/>4</text:a></text:p>
          <text:p text:style-name="P42"><text:a xlink:type="simple" xlink:href="#__RefHeading___Toc985_1928384446" text:style-name="Index_20_Link" text:visited-style-name="Index_20_Link">Appendix A. Dolor sit amet<text:tab/>5</text:a></text:p>
          <text:p text:style-name="P43"><text:a xlink:type="simple" xlink:href="#__RefHeading___Toc987_1928384446" text:style-name="Index_20_Link" text:visited-style-name="Index_20_Link">A.1. Lorem impsum<text:tab/>5</text:a></text:p>
          <text:p text:style-name="P43"><text:a xlink:type="simple" xlink:href="#__RefHeading___Toc989_1928384446" text:style-name="Index_20_Link" text:visited-style-name="Index_20_Link">A.2. Sed ut perspiciatis<text:tab/>5</text:a></text:p>
          <text:p text:style-name="P43"><text:a xlink:type="simple" xlink:href="#__RefHeading___Toc991_1928384446" text:style-name="Index_20_Link" text:visited-style-name="Index_20_Link">A.3. At vero eos et<text:tab/>5</text:a></text:p>
          <text:p text:style-name="P42"><text:a xlink:type="simple" xlink:href="#__RefHeading___Toc2904_2013529670" text:style-name="Index_20_Link" text:visited-style-name="Index_20_Link">Appendix B. Sunt in<text:tab/>7</text:a></text:p>
        </text:index-body>
      </text:table-of-content>
      <text:p text:style-name="P7"/>
      <text:h text:style-name="P39" text:outline-level="1"><text:bookmark-start text:name="__RefHeading___Toc65_3528891898"/>Introduction<text:bookmark-end text:name="__RefHeading___Toc65_3528891898"/></text:h>
      <text:h text:style-name="P44" text:outline-level="2"><text:bookmark-start text:name="__RefHeading___Toc67_3528891898"/>Background<text:bookmark-end text:name="__RefHeading___Toc67_3528891898"/></text:h>
      <text:p text:style-name="P25"/>
      <text:h text:style-name="P36" text:outline-level="1"><text:bookmark-start text:name="__RefHeading___Toc447_2485607388"/>Acronyms used in this document<text:bookmark-end text:name="__RefHeading___Toc447_2485607388"/></text:h>
      <text:p text:style-name="Code"><text:span text:style-name="T6">LOREM</text:span><text:span text:style-name="T5">– </text:span>Lorem ipsum dolor sit amet, consectetur adipiscing elit;</text:p>
      <text:p text:style-name="Code"><text:span text:style-name="T6">IPSUM</text:span><text:span text:style-name="T5"> – </text:span>sed do eiusmod tempor incididunt ut labore et dolore magna aliqua;</text:p>
      <text:p text:style-name="P16"><text:span text:style-name="T1">DOLOR</text:span> – <text:s/>Ut enim ad minim veniam, quis nostrud exercitation ullamco laboris nisi ut aliquip ex ea commodo consequat. </text:p>
      <text:h text:style-name="P38" text:outline-level="1"><text:bookmark-start text:name="__RefHeading___Toc2194_2722846229"/>Protocol for instances localization<text:bookmark-end text:name="__RefHeading___Toc2194_2722846229"/></text:h>
      <text:p text:style-name="P29">As this library don’t work directly with IP’s and Ports, to start communication between two softwares, one of them needs to find the other. To make it possible, each instance needs to have a differente ID and a type (type can be equal to others). The search is made with use of these unique instance ID or by the type.</text:p>
      <text:p text:style-name="P29">The search is made by requester by broadcasting UDP packs until a valid instance respond. The request will wait for a maximun of 5 seconds.</text:p>
      <text:p text:style-name="P29"/>
      <text:h text:style-name="Heading_20_2" text:outline-level="2"><text:bookmark-start text:name="__RefHeading___Toc447_1430105619"/><text:span text:style-name="T16">UDP</text:span> pack fields<text:bookmark-end text:name="__RefHeading___Toc447_1430105619"/></text:h>
      <text:p text:style-name="P30">UDP packs are composed of a list of fields separated by a semicolon character.</text:p>
      <text:p text:style-name="P31">0x02 0x02;pk=type of pack;key1=value1;key2=value2;key...=value...;keyN=valueN;0xFF 0xFF</text:p>
      <text:p text:style-name="P32">the Key-Value pair “pk” is required in any pack.</text:p>
      <text:h text:style-name="P40" text:outline-level="1"><text:bookmark-start text:name="__RefHeading___Toc954_1928384446"/>Document history<text:bookmark-end text:name="__RefHeading___Toc954_1928384446"/></text:h>
      <text:p text:style-name="Code">* Rafeal Tonello, Semptember 1<text:span text:style-name="T10">9</text:span>, 2018, <text:span text:style-name="T9">V</text:span>1.0.0, first version of <text:span text:style-name="T11">this </text:span>document.</text:p>
      <text:h text:style-name="P37" text:outline-level="1"><text:bookmark-start text:name="__RefHeading___Toc947_1928384446"/>References<text:bookmark-end text:name="__RefHeading___Toc947_1928384446"/></text:h>
      <text:p text:style-name="P14">[Representational State Transfer]</text:p>
      <text:p text:style-name="P23"><text:span text:style-name="T12">Wikipedia, the free Encyclopedia, September 2018, </text:span><text:a xlink:type="simple" xlink:href="https://en.wikipedia.org/wiki/Representational_state_transfer" text:style-name="Internet_20_link" text:visited-style-name="Visited_20_Internet_20_Link"><text:span text:style-name="T12">https://en.wikipedia.org/wiki/Representational_state_transfer</text:span></text:a></text:p>
      <text:p text:style-name="P22"/>
      <text:p text:style-name="P15">[MQTT Protocol]</text:p>
      <text:p text:style-name="P24">Oasis-open, MQTT Version 5.0, September 2018, <text:a xlink:type="simple" xlink:href="http://docs.oasis-open.org/mqtt/mqtt/v5.0/cs02/mqtt-v5.0-cs02.html" text:style-name="Internet_20_link" text:visited-style-name="Visited_20_Internet_20_Link"><text:span text:style-name="T13">http://docs.oasis-open.org/mqtt/mqtt/v5.0/cs02/mqtt-v5.0-cs02.html</text:span></text:a></text:p>
      <text:p text:style-name="P14"/>
      <text:p text:style-name="P14"/>
      <text:p text:style-name="P14"/>
      <text:p text:style-name="P13"/>
      <text:p text:style-name="P13"/>
      <text:p text:style-name="P13"/>
      <text:p text:style-name="P13"/>
      <text:list xml:id="list2111301835" text:style-name="Enum-Appendix_20_1">
        <text:list-item>
          <text:h text:style-name="P45" text:outline-level="1"><text:bookmark-start text:name="__RefHeading___Toc985_1928384446"/><text:span text:style-name="T8">D</text:span><text:span text:style-name="T7">olor sit amet </text:span><text:bookmark-end text:name="__RefHeading___Toc985_1928384446"/></text:h>
        </text:list-item>
      </text:list>
      <text:p text:style-name="P12"/>
      <text:p text:style-name="P1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p>
      <text:p text:style-name="P12"/>
      <text:list xml:id="list196862852" text:style-name="Enum-Appendix_20_2">
        <text:list-item>
          <text:h text:style-name="P48" text:outline-level="2"><text:bookmark-start text:name="__RefHeading___Toc987_1928384446"/>Lorem impsum<text:bookmark-end text:name="__RefHeading___Toc987_1928384446"/></text:h>
        </text:list-item>
      </text:list>
      <text:p text:style-name="P8">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p>
      <text:list xml:id="list160146601751733" text:continue-numbering="true" text:style-name="Enum-Appendix_20_2">
        <text:list-item>
          <text:h text:style-name="P48" text:outline-level="2"><text:bookmark-start text:name="__RefHeading___Toc989_1928384446"/>Sed ut perspiciatis <text:bookmark-end text:name="__RefHeading___Toc989_1928384446"/></text:h>
        </text:list-item>
      </text:list>
      <text:p text:style-name="Text_20_body">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 </text:p>
      <text:list xml:id="list160146702904646" text:continue-numbering="true" text:style-name="Enum-Appendix_20_2">
        <text:list-item>
          <text:h text:style-name="P47" text:outline-level="2"><text:bookmark-start text:name="__RefHeading___Toc991_1928384446"/>At vero eos et<text:bookmark-end text:name="__RefHeading___Toc991_1928384446"/></text:h>
        </text:list-item>
      </text:list>
      <text:p text:style-name="P9">At vero eos et accusamus et iusto odio dignissimos ducimus qui blanditiis praesentium voluptatum deleniti atque corrupti quos dolores et quas molestias excepturi sint occaecati cupiditate non provident, similique sunt in culpa qui officia deserunt mollitia animi, id est laborum et dolorum fuga. Et harum quidem rerum facilis est et expedita distinctio. Nam libero tempore, cum soluta nobis est eligendi optio cumque nihil impedit quo minus id quod maxime placeat facere possimus, omnis voluptas assumenda est, omnis dolor repellendus. Temporibus autem quibusdam et aut officiis debitis aut rerum necessitatibus saepe eveniet ut et voluptates repudiandae sint et molestiae non recusandae. Itaque earum rerum hic tenetur a sapiente delectus, ut aut reiciendis voluptatibus maiores alias consequatur aut perferendis doloribus asperiores repellat </text:p>
      <text:p text:style-name="P21"/>
      <text:list xml:id="list160146314496151" text:continue-list="list2111301835" text:style-name="Enum-Appendix_20_1">
        <text:list-item>
          <text:h text:style-name="P46" text:outline-level="1"><text:bookmark-start text:name="__RefHeading___Toc2904_2013529670"/><text:span text:style-name="T14">S</text:span>unt in <text:bookmark-end text:name="__RefHeading___Toc2904_2013529670"/></text:h>
          <text:p text:style-name="P28">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list-item>
      </text:list>
      <text:p text:style-name="P10">Author’s Addresses</text:p>
      <text:p text:style-name="P17"/>
      <text:p text:style-name="P17">Rafael Tonello</text:p>
      <text:p text:style-name="P18">SerraFullStack</text:p>
      <text:p text:style-name="P19">83 Vicente de Cesaro St.</text:p>
      <text:p text:style-name="P20">Farroupilha, <text:span text:style-name="T15">RS</text:span>, 95180000</text:p>
      <text:p text:style-name="P20">Brazil</text:p>
      <text:p text:style-name="P17"/>
      <text:p text:style-name="P17">Email: tonello.rafinha@g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Arial Unicode MS1" svg:font-family="'Arial Unicode MS'"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ourier New" fo:font-family="'Courier New'" style:font-style-name="Normal" style:font-family-generic="modern" style:font-pitch="fixed"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Courier New" fo:font-family="'Courier New'" style:font-style-name="Normal" style:font-family-generic="modern" style:font-pitch="fixed" fo:font-size="12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left="0.801cm" fo:margin-right="0cm" fo:margin-top="0cm" fo:margin-bottom="0.4cm" loext:contextual-spacing="false" fo:line-height="100%" fo:text-indent="0cm" style:auto-text-indent="false" style:writing-mode="page"/>
      <style:text-properties style:font-name="Courier New" fo:font-family="'Courier New'" style:font-style-name="Normal" style:font-family-generic="modern" style:font-pitch="fixed" fo:font-size="10pt" style:font-size-asian="10.5pt"/>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fo:margin-left="0.801cm" fo:margin-right="0cm" fo:text-indent="0cm" style:auto-text-indent="false" text:number-lines="false" text:line-number="0" style:writing-mode="page"/>
      <style:text-properties style:font-name="Courier New" fo:font-family="'Courier New'" style:font-style-name="Normal" style:font-family-generic="modern" style:font-pitch="fixed" fo:font-size="10.5pt"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loext:contextual-spacing="false" style:writing-mode="page"/>
      <style:text-properties style:font-name="Courier New" fo:font-family="'Courier New'" style:font-style-name="Normal"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0.423cm" fo:margin-bottom="0.212cm" loext:contextual-spacing="false" fo:line-height="150%" fo:text-indent="0cm" style:auto-text-indent="false" style:page-number="auto" fo:background-color="transparent" style:shadow="none" style:writing-mode="page">
        <style:tab-stops/>
      </style:paragraph-properties>
      <style:text-properties fo:font-size="10pt" fo:font-weight="normal"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line-height="100%" fo:text-indent="0cm" style:auto-text-indent="false" text:number-lines="false" text:line-number="0" style:writing-mode="page"/>
      <style:text-properties style:font-name="Courier New" fo:font-family="'Courier New'" style:font-style-name="Normal" style:font-family-generic="modern" style:font-pitch="fixed" fo:font-size="10.5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801cm" fo:margin-right="0cm" fo:text-indent="0cm" style:auto-text-indent="false" style:writing-mode="page">
        <style:tab-stops>
          <style:tab-stop style:position="1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Contents_20_2" style:display-name="Contents 2" style:family="paragraph" style:parent-style-name="Index" style:class="index">
      <style:paragraph-properties fo:margin-left="1.499cm" fo:margin-right="0cm" fo:line-height="100%"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2.401cm" fo:margin-right="0cm" fo:text-indent="0cm" style:auto-text-indent="false" style:writing-mode="pag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3.2cm" fo:margin-right="0cm" fo:text-indent="0cm" style:auto-text-indent="false" style:writing-mode="page">
        <style:tab-stops>
          <style:tab-stop style:position="15.50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53cm" fo:margin-bottom="0.212cm" loext:contextual-spacing="false" fo:line-height="150%" fo:text-indent="0cm" style:auto-text-indent="false" style:page-number="auto" style:writing-mode="page"/>
      <style:text-properties fo:font-size="10pt" fo:font-weight="normal" style:font-size-asian="115%" style:font-weight-asian="bold" style:font-size-complex="115%" style:font-weight-complex="bold"/>
    </style:style>
    <style:style style:name="Code" style:family="paragraph" style:parent-style-name="Text_20_body">
      <style:paragraph-properties fo:margin-top="0cm" fo:margin-bottom="0cm" loext:contextual-spacing="false" style:writing-mode="page"/>
      <style:text-properties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ext-properties fo:font-size="10pt" fo:font-weight="normal" style:font-size-asian="101%" style:font-weight-asian="bold" style:font-size-complex="101%" style:font-weight-complex="bold"/>
    </style:style>
    <style:style style:name="dados" style:family="paragraph" style:parent-style-name="Preformatted_20_Text">
      <style:text-properties officeooo:rsid="00ac9cdb"/>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page"/>
      <style:text-properties fo:font-size="10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Appendix" style:family="paragraph" style:parent-style-name="Heading" style:default-outline-level="1" style:list-style-name="Enum-Appendix_20_1">
      <style:paragraph-properties style:writing-mode="page"/>
      <style:text-properties fo:font-size="10pt"/>
    </style:style>
    <style:style style:name="Appendix2" style:family="paragraph" style:parent-style-name="Appendix" style:default-outline-level="2" style:list-style-name="Enum-Appendix_20_2">
      <style:paragraph-properties style:writing-mode="pag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style:text-underline-style="none" style:font-size-asian="10.5pt"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prefix="A." style:num-suffix="." style:num-format="1">
        <style:list-level-properties text:list-level-position-and-space-mode="label-alignment">
          <style:list-level-label-alignment text:label-followed-by="listtab"/>
        </style:list-level-properties>
      </text:outline-level-style>
      <text:outline-level-style text:level="6" style:num-prefix="A." style:num-suffix="." style:num-format="1" text:display-levels="2">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Enum-Appendix_20_1" style:display-name="Enum-Appendix 1">
      <text:list-level-style-number text:level="1" style:num-prefix="Appendix " style:num-suffix="." style:num-format="A">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A."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Appendix_20_2" style:display-name="Enum-Appendix 2">
      <text:list-level-style-number text:level="1" text:style-name="Numbering_20_Symbols" style:num-prefix="A."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A."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Preformatted_20_Text">
      <style:text-properties fo:language="en" fo:country="US" officeooo:paragraph-rsid="01048e91"/>
    </style:style>
    <style:style style:name="MP2" style:family="paragraph" style:parent-style-name="Preformatted_20_Text">
      <style:paragraph-properties fo:text-align="start" style:justify-single-word="false"/>
      <style:text-properties fo:language="en" fo:country="US"/>
    </style:style>
    <style:style style:name="MP3" style:family="paragraph" style:parent-style-name="Preformatted_20_Text">
      <style:text-properties fo:language="en" fo:country="US" officeooo:paragraph-rsid="00d22eff"/>
    </style:style>
    <style:style style:name="MP4" style:family="paragraph" style:parent-style-name="Preformatted_20_Text">
      <style:text-properties fo:language="en" fo:country="US" officeooo:rsid="003392a6" officeooo:paragraph-rsid="00d22eff"/>
    </style:style>
    <style:style style:name="MP5" style:family="paragraph" style:parent-style-name="Preformatted_20_Text">
      <style:paragraph-properties fo:text-align="start" style:justify-single-word="false"/>
      <style:text-properties fo:language="en" fo:country="US" officeooo:paragraph-rsid="00d22eff"/>
    </style:style>
    <style:style style:name="MT1" style:family="text">
      <style:text-properties officeooo:rsid="00fe758b"/>
    </style:style>
    <style:style style:name="MT2" style:family="text">
      <style:text-properties officeooo:rsid="003392a6"/>
    </style:style>
    <style:style style:name="MT3" style:family="text">
      <style:text-properties officeooo:rsid="001d1a43"/>
    </style:style>
    <style:style style:name="MT4" style:family="text">
      <style:text-properties officeooo:rsid="01124531"/>
    </style:style>
    <style:style style:name="MT5" style:family="text">
      <style:text-properties officeooo:rsid="006ccc1e"/>
    </style:style>
    <style:style style:name="MT6" style:family="text">
      <style:text-properties officeooo:rsid="010f9b5c"/>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f5deb3"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Document title or description, model of do</text:span>cument <text:s text:c="16"/><text:span text:style-name="MT2">September 2018</text:span></text:p>
      </style:header>
      <style:footer>
        <text:p text:style-name="MP2"><text:span text:style-name="MT3">Rafael Tonello <text:s text:c="55"/>[Page </text:span><text:page-number text:select-page="current">8</text:page-number><text:span text:style-name="MT3">]</text:span></text:p>
      </style:footer>
    </style:master-page>
    <style:master-page style:name="Primeira_20_folha" style:display-name="Primeira folha" style:page-layout-name="Mpm2" style:next-style-name="Standard"/>
    <style:master-page style:name="First_20_Page" style:display-name="First Page" style:page-layout-name="Mpm3" style:next-style-name="Standard">
      <style:header>
        <text:p text:style-name="MP3"><text:span text:style-name="MT4">EasyComLib Library and protocols <text:s text:c="5"/></text:span><text:s text:c="27"/>Rafael Tonello</text:p>
        <text:p text:style-name="MP4"><text:span text:style-name="MT5">Document version: 1.0.0 <text:s text:c="13"/></text:span><text:s text:c="26"/><text:span text:style-name="MT1">Serra Full Stack</text:span></text:p>
        <text:p text:style-name="MP3"><text:s text:c="65"/><text:span text:style-name="MT6">November 2018</text:span></text:p>
      </style:header>
      <style:footer>
        <text:p text:style-name="MP5"><text:span text:style-name="MT3">Rafael Tonello <text:s text:c="55"/>[Page </text:span><text:page-number text:select-page="current">1</text:page-number><text:span text:style-name="MT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3T07:38:02.318000000</meta:creation-date>
    <meta:editing-duration>P1DT4H40M16S</meta:editing-duration>
    <meta:editing-cycles>171</meta:editing-cycles>
    <meta:generator>LibreOffice/6.0.3.2$Linux_X86_64 LibreOffice_project/00m0$Build-2</meta:generator>
    <dc:date>2018-11-05T16:01:45.732279790</dc:date>
    <meta:print-date>2018-09-24T15:12:02.160000000</meta:print-date>
    <meta:document-statistic meta:table-count="0" meta:image-count="0" meta:object-count="0" meta:page-count="8" meta:paragraph-count="61" meta:word-count="821" meta:character-count="5677" meta:non-whitespace-character-count="4655"/>
  </office:meta>
</office:document-meta>
</file>